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0625in" fo:margin-left="0in" fo:margin-top="0in" fo:margin-bottom="0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7708in"/>
    </style:style>
    <style:style style:name="Table1.E" style:family="table-column">
      <style:table-column-properties style:column-width="0.6986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Heading_20_1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htwch5y553xz"/>Lesson Notes: 05/02/2026</text:p>
      <text:p text:style-name="Standard"/>
      <text:p text:style-name="Standard">Access Modifiers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odifier</text:p>
          </table:table-cell>
          <table:table-cell table:style-name="Table1.A1" office:value-type="string">
            <text:p text:style-name="P1">Class Level</text:p>
          </table:table-cell>
          <table:table-cell table:style-name="Table1.A1" office:value-type="string">
            <text:p text:style-name="P1">Package Level</text:p>
          </table:table-cell>
          <table:table-cell table:style-name="Table1.A1" office:value-type="string">
            <text:p text:style-name="P1">Derived Class Level</text:p>
          </table:table-cell>
          <table:table-cell table:style-name="Table1.A1" office:value-type="string">
            <text:p text:style-name="P1">Open</text:p>
          </table:table-cell>
        </table:table-row>
        <table:table-row table:style-name="Table1.1">
          <table:table-cell table:style-name="Table1.A1" office:value-type="string">
            <text:p text:style-name="P1">public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</table:table-row>
        <table:table-row table:style-name="Table1.1">
          <table:table-cell table:style-name="Table1.A1" office:value-type="string">
            <text:p text:style-name="P1">protected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N</text:p>
          </table:table-cell>
        </table:table-row>
        <table:table-row table:style-name="Table1.1">
          <table:table-cell table:style-name="Table1.A1" office:value-type="string">
            <text:p text:style-name="P1">no modifier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</table:table-row>
        <table:table-row table:style-name="Table1.1">
          <table:table-cell table:style-name="Table1.A1" office:value-type="string">
            <text:p text:style-name="P1">private</text:p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</table:table-row>
      </table:table>
      <text:p text:style-name="Standard">We could also have used no modifier because the test is within the same package.</text:p>
      <text:p text:style-name="Standard"/>
      <text:p text:style-name="Heading_20_2"><text:bookmark text:name="_so6afxv4aqwz"/>Exercise</text:p>
      <text:p text:style-name="Standard"/>
      <text:p text:style-name="Standard">(20 minutes)</text:p>
      <text:p text:style-name="Standard">Consider what other tests we might need so that we can show that the code is working. We should have at least one test for each possible outcome</text:p>
      <text:list xml:id="list3844726105" text:style-name="WWNum1">
        <text:list-item>
          <text:p text:style-name="P2">"Good morning!"</text:p>
        </text:list-item>
        <text:list-item>
          <text:p text:style-name="P2">"Good afternoon!"</text:p>
        </text:list-item>
        <text:list-item>
          <text:p text:style-name="P2">"Good evening!"</text:p>
        </text:list-item>
      </text:list>
      <text:p text:style-name="Standard">Remember that we are trying to ensure the integrity and quality of the code and that it does what it is expected to do.</text:p>
      <text:p text:style-name="Standard"><text:soft-page-break/>Write as many tests in AppTest as you think are reasonable.</text:p>
      <text:p text:style-name="Standard"/>
      <text:p text:style-name="Heading_20_2"><text:bookmark text:name="_l74cevla4aeq"/>Code for Selection</text:p>
      <text:p text:style-name="Standard"/>
      <text:p text:style-name="Standard">public class App {</text:p>
      <text:p text:style-name="Standard"><text:s text:c="3"/>public static void main(String[] args) {</text:p>
      <text:p text:style-name="Standard"><text:s text:c="7"/>int mark = 85;</text:p>
      <text:p text:style-name="Standard"><text:s text:c="7"/>System.out.println(getGrade(mark));</text:p>
      <text:p text:style-name="Standard"/>
      <text:p text:style-name="Standard"><text:s text:c="7"/>System.out.println(priority(1));</text:p>
      <text:p text:style-name="Standard"><text:s text:c="3"/>}</text:p>
      <text:p text:style-name="Standard"/>
      <text:p text:style-name="Standard"><text:s text:c="3"/>public static String getGrade(int mark) {</text:p>
      <text:p text:style-name="Standard">// <text:s text:c="7"/>if (mark &gt;= 85) {</text:p>
      <text:p text:style-name="Standard">// <text:s text:c="11"/>return "Distinction";</text:p>
      <text:p text:style-name="Standard">// <text:s text:c="7"/>} else if (mark &gt;= 65) {</text:p>
      <text:p text:style-name="Standard">// <text:s text:c="11"/>return "Pass";</text:p>
      <text:p text:style-name="Standard">// <text:s text:c="7"/>} else {</text:p>
      <text:p text:style-name="Standard">// <text:s text:c="11"/>return "Fail";</text:p>
      <text:p text:style-name="Standard">// <text:s text:c="7"/>}</text:p>
      <text:p text:style-name="Standard"><text:s text:c="7"/>return (mark &gt;= 85) ? "Distinction" : ((mark &gt;= 65) ? "Pass" : "Fail");</text:p>
      <text:p text:style-name="Standard"><text:soft-page-break/><text:s text:c="3"/>}</text:p>
      <text:p text:style-name="Standard"/>
      <text:p text:style-name="Standard"><text:s text:c="3"/>public static String priority(int level)</text:p>
      <text:p text:style-name="Standard"><text:s text:c="3"/>{</text:p>
      <text:p text:style-name="Standard"><text:s text:c="7"/>String priority = "Code ";</text:p>
      <text:p text:style-name="Standard"><text:s text:c="7"/>return switch (level) {</text:p>
      <text:p text:style-name="Standard"><text:s text:c="11"/>case 3 -&gt; priority += "Red";</text:p>
      <text:p text:style-name="Standard"><text:s text:c="11"/>case 2, 1 -&gt; priority += "Amber";</text:p>
      <text:p text:style-name="Standard"><text:s text:c="11"/>case 0 -&gt; priority += "Green";</text:p>
      <text:p text:style-name="Standard"><text:s text:c="11"/>default -&gt; priority = "Error";</text:p>
      <text:p text:style-name="Standard"><text:s text:c="7"/>};</text:p>
      <text:p text:style-name="Standard">//</text:p>
      <text:p text:style-name="Standard">// <text:s text:c="7"/>switch (level)</text:p>
      <text:p text:style-name="Standard">// <text:s text:c="7"/>{</text:p>
      <text:p text:style-name="Standard">// <text:s text:c="11"/>case 3:</text:p>
      <text:p text:style-name="Standard">// <text:s text:c="15"/>priority += "Red";</text:p>
      <text:p text:style-name="Standard">// <text:s text:c="15"/>break;</text:p>
      <text:p text:style-name="Standard">// <text:s text:c="11"/>case 2:</text:p>
      <text:p text:style-name="Standard">// <text:s text:c="11"/>case 1:</text:p>
      <text:p text:style-name="Standard">// <text:s text:c="15"/>priority += "Amber";</text:p>
      <text:p text:style-name="Standard">// <text:s text:c="15"/>break;</text:p>
      <text:p text:style-name="Standard"><text:soft-page-break/>// <text:s text:c="11"/>case 0:</text:p>
      <text:p text:style-name="Standard">// <text:s text:c="15"/>priority += "Green";</text:p>
      <text:p text:style-name="Standard">// <text:s text:c="15"/>break;</text:p>
      <text:p text:style-name="Standard">// <text:s text:c="11"/>default:</text:p>
      <text:p text:style-name="Standard">// <text:s text:c="15"/>priority = "Error";</text:p>
      <text:p text:style-name="Standard">// <text:s text:c="15"/>break;</text:p>
      <text:p text:style-name="Standard">// <text:s text:c="7"/>}</text:p>
      <text:p text:style-name="Standard">// <text:s text:c="7"/>return priority;</text:p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82" meta:word-count="286" meta:character-count="1822" meta:non-whitespace-character-count="1243"/>
    <meta:generator>LibreOfficeDev/6.0.5.2$Linux_X86_64 LibreOffice_project/</meta:generator>
  </office:meta>
</office:document-meta>
</file>